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Sheet_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Sheet_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Q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in" fo:margin-bottom="0.1in" fo:margin-left="0.3in" fo:margin-right="0.3in" style:print-orientation="portrait" style:print-page-order="ltr" style:first-page-number="1" style:scale-to="100%" style:table-centering="horizontal" style:print="objects charts drawings"/>
      <style:header-style>
        <style:header-footer-properties fo:min-height="0.51in" fo:margin-left="0in" fo:margin-right="0in" fo:margin-bottom="0in"/>
      </style:header-style>
      <style:footer-style>
        <style:header-footer-properties fo:min-height="0.2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page-number>1</text:page-number></text:p>
      </style:header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iuyang (Anna)</meta:initial-creator>
    <dc:creator>Liuyang</dc:creator>
    <meta:creation-date>2016-04-18T07:41:42Z</meta:creation-date>
    <dc:date>2016-04-18T07:41:43Z</dc:date>
    <meta:user-defined meta:name="_readonly"/>
    <meta:user-defined meta:name="_change"/>
    <meta:user-defined meta:name="_full-control"/>
    <meta:user-defined meta:name="sflag">1460965270</meta:user-defined>
  </office:meta>
</office:document-meta>
</file>